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7" style:family="graphic" style:parent-style-name="measure" style:list-style-name="L1">
      <style:graphic-properties draw:marker-start="Dimension_20_Lines" draw:marker-end="Dimension_20_Lines" draw:textarea-vertical-align="middle"/>
    </style:style>
    <style:style style:name="gr8" style:family="graphic" style:parent-style-name="measure" style:list-style-name="L1">
      <style:graphic-properties draw:marker-start="Dimension_20_Lines" draw:marker-end="Dimension_20_Lines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.413cm" svg:x="0.2cm" svg:y="17.618cm">
          <text:p text:style-name="P1">Hardware – GPUs and CPU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21cm" svg:height="2.413cm" svg:x="0.174cm" svg:y="12.917cm">
          <text:p text:style-name="P1">OpenC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795cm" svg:height="2.413cm" svg:x="0.2cm" svg:y="10.516cm">
          <text:p text:style-name="P1">OpenCL Utility Libra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08cm" svg:height="2.413cm" svg:x="0.172cm" svg:y="8.1cm">
          <text:p text:style-name="P1">Data objec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489cm" svg:height="2.413cm" svg:x="5.282cm" svg:y="8.1cm">
          <text:p text:style-name="P1">Data import and expor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017cm" svg:height="2.413cm" svg:x="12.773cm" svg:y="8.1cm">
          <text:p text:style-name="P1">Data stream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22cm" svg:height="2.413cm" svg:x="0.2cm" svg:y="5.707cm">
          <text:p text:style-name="P1">Visualiz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68cm" svg:height="2.413cm" svg:x="10.122cm" svg:y="5.707cm">
          <text:p text:style-name="P1">Algorithm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.616cm" svg:height="2.413cm" svg:x="0.173cm" svg:y="15.316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23cm" svg:height="2.413cm" svg:x="0.199cm" svg:y="3.306cm">
          <text:p text:style-name="P1">Benchmark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67cm" svg:height="2.413cm" svg:x="10.122cm" svg:y="3.306cm">
          <text:p text:style-name="P1">Tes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21cm" svg:height="2.413cm" svg:x="9.973cm" svg:y="12.916cm">
          <text:p text:style-name="P1">OpenG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795cm" svg:height="2.413cm" svg:x="9.999cm" svg:y="10.515cm">
          <text:p text:style-name="P1">Qt, GLU and GLE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59cm" svg:height="2.413cm" svg:x="0.199cm" svg:y="0.917cm">
          <text:p text:style-name="P1">(Application)</text:p>
          <draw:enhanced-geometry svg:viewBox="0 0 21600 21600" draw:type="rectangle" draw:enhanced-path="M 0 0 L 21600 0 21600 21600 0 21600 0 0 Z N"/>
        </draw:custom-shape>
        <draw:measure draw:style-name="gr7" draw:text-style-name="P2" draw:layer="measurelines" svg:x1="20.701cm" svg:y1="3.302cm" svg:x2="20.701cm" svg:y2="10.541cm">
          <text:p text:style-name="P2"><text:span text:style-name="T1">Framework core</text:span></text:p>
        </draw:measure>
        <draw:measure draw:style-name="gr8" draw:text-style-name="P2" draw:layer="measurelines" svg:x1="20.709cm" svg:y1="10.541cm" svg:x2="20.709cm" svg:y2="15.367cm">
          <text:p text:style-name="P2"><text:span text:style-name="T1">Libraries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Smistad</meta:initial-creator>
    <meta:creation-date>2014-02-28T18:52:04</meta:creation-date>
    <dc:date>2014-03-10T14:55:59</dc:date>
    <dc:creator>Erik Smistad</dc:creator>
    <meta:editing-duration>PT8M30S</meta:editing-duration>
    <meta:editing-cycles>11</meta:editing-cycles>
    <meta:generator>LibreOffice/3.5$Linux_X86_64 LibreOffice_project/350m1$Build-2</meta:generator>
    <meta:document-statistic meta:object-count="16"/>
  </office:meta>
</office:document-meta>
</file>